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uenas Cinthia, comentarte que el trabajo se ha realizado rápidamente y cuenta con muchos fallos. Los miembros del grupo hemos tenido poco tiempo esta semana entre exámenes y temas personales. Rogamos seas benevolente corrigiendo. Un salu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19:37:58.442000000</meta:creation-date>
    <dc:date>2023-12-13T19:38:01.843000000</dc:date>
    <meta:editing-duration>PT3S</meta:editing-duration>
    <meta:editing-cycles>1</meta:editing-cycles>
    <meta:document-statistic meta:table-count="0" meta:image-count="0" meta:object-count="0" meta:page-count="1" meta:paragraph-count="1" meta:word-count="36" meta:character-count="240" meta:non-whitespace-character-count="205"/>
    <meta:generator>LibreOffice/7.6.2.1$Windows_X86_64 LibreOffice_project/56f7684011345957bbf33a7ee678afaf4d2ba333</meta:generator>
  </office:meta>
</office:document-meta>
</file>